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8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3<text:span text:style-name="T2">th</text:span> AUGUST 2013 Time : 10.30 AM to 1.00 PM; GMRT canteen Annex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SNK,CPK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7536425961" text:style-name="L1">
              <text:list-item>
                <text:p text:style-name="P7">RRU updated Miltec PC has been tested for Ethernet communication.</text:p>
                <text:p text:style-name="P7">1. Client running on Miltec PC &amp; Server running on Teleset PC.</text:p>
                <text:p text:style-name="P7">2. Readline server running on Miltec PC &amp; communicating with MCM placed at C03.</text:p>
                <text:p text:style-name="P7">- RRU studied the Modbus communication protocol.</text:p>
                <text:p text:style-name="P7">- RRU worked on reducing the back ground monitoring from 2 sec to 1 sec using <text:s text:c="39"/></text:p>
                <text:p text:style-name="P7"><text:s text:c="2"/>setsocketopt but packets were dropping. He will work on it.</text:p>
                <text:p text:style-name="P7">RRU explained the program design of prototype Online_v2 which running in Telemetry Lab for two antenna with 8 MCM card connected.</text:p>
                <text:p text:style-name="P7">RRU demonstrated the live shared memory data monitoring of Online_v2 &amp; Readline server which is getting data from C03 antenna MCM.</text:p>
                <text:p text:style-name="P7"/>
              </text:list-item>
              <text:list-item>
                <text:p text:style-name="P7">CPK updated that he has sent the indent for L2 N/W switch.</text:p>
                <text:p text:style-name="P7">L3 N/W search &amp; comparison started.</text:p>
                <text:p text:style-name="P7">51 MCM cards have been tested.</text:p>
                <text:p text:style-name="P7"/>
              </text:list-item>
              <text:list-item>
                <text:p text:style-name="P7">SNK showed the plot of temperature &amp; Raw data from the C03 antenna MCM card.</text:p>
                <text:p text:style-name="P7">SNK used Perl, PHP, Javascript &amp; MySql.</text:p>
                <text:p text:style-name="P7">SNK suggested Python for Online system work environment &amp; scripts. Desktop application can talk to Python scripts.</text:p>
                <text:p text:style-name="P7"/>
              </text:list-item>
              <text:list-item>
                <text:p text:style-name="P7">NGK suggested that : </text:p>
                <text:p text:style-name="P7">Procedure which are very much used can go into Online_v2 program as C code.</text:p>
                <text:p text:style-name="P7">Our next step will be linking QT GUI with Online_v2 program.</text:p>
                <text:p text:style-name="P7">Web based GUI development is the area where we will now have to concentrate.</text:p>
                <text:p text:style-name="P7">Web based GUI will have data monitoring, user interface, Engineering interface &amp; astronomy interface.</text:p>
                <text:p text:style-name="P7">NGK asked CPK to initiate discussion related to ABCCOM by sending email to plan meeting &amp; academics. </text:p>
                <text:p text:style-name="P7">CPK suggested NGK to start discussion with servo system group head related to servo &amp; FPS system communication.</text:p>
                <text:p text:style-name="P7">Our focus should be on developing a reliable &amp; robust Online system.</text:p>
                <text:p text:style-name="P7">Now we will work on linking all scattered parts.</text:p>
                <text:p text:style-name="P7">To link one more antenna like C03 antenna by putting one MCM card.</text:p>
                <text:p text:style-name="P7">NGK asked about TCS update.</text:p>
                <text:p text:style-name="P7">NGK suggested to listed the problem which we are facing.</text:p>
                <text:p text:style-name="P7">To list out commands which can be implemented in Online_v2 after that we can work on writing procedure.</text:p>
                <text:p text:style-name="P7">To link front GUI with Online_v2.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8-13T14:51:41</dc:date>
    <dc:creator>teleset </dc:creator>
    <meta:editing-duration>PT21H2M1S</meta:editing-duration>
    <meta:editing-cycles>261</meta:editing-cycles>
    <meta:generator>LibreOffice/3.4$Linux LibreOffice_project/340m1$Build-602</meta:generator>
    <meta:document-statistic meta:table-count="1" meta:image-count="0" meta:object-count="0" meta:page-count="1" meta:paragraph-count="43" meta:word-count="416" meta:character-count="2316" meta:non-whitespace-character-count="1905"/>
  </office:meta>
</office:document-meta>
</file>